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julh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4/2023 a 14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3</text:p>
          </table:table-cell>
          <table:covered-table-cell/>
          <table:table-cell office:value-type="string" table:number-columns-spanned="8" table:number-rows-spanned="1" table:style-name="ce22">
            <text:p>CASASHOP LOJÃO DA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10.331.23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DUAS DUCHAS HIGIÊNICAS PARA OS BANHEIROS DA PRM VITÓRIA DA CONQUIS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1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EDSON PASTOR DA SILVA - CPF: 001.568.005-3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4/2023 a 14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7/2023</text:p>
          </table:table-cell>
          <table:covered-table-cell/>
          <table:table-cell office:value-type="string" table:number-columns-spanned="8" table:number-rows-spanned="1" table:style-name="ce22">
            <text:p>NORDESTE IRRIGAÇÃO E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7.329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RACADEIRAS PARA BOBA D AGU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6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3 a 23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7/2023</text:p>
          </table:table-cell>
          <table:covered-table-cell/>
          <table:table-cell office:value-type="string" table:number-columns-spanned="8" table:number-rows-spanned="1" table:style-name="ce22">
            <text:p>ADRIAN GABRIEL ALVES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26.520.34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7/2023 a 27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7/2023</text:p>
          </table:table-cell>
          <table:covered-table-cell/>
          <table:table-cell office:value-type="string" table:number-columns-spanned="8" table:number-rows-spanned="1" table:style-name="ce22">
            <text:p>IRMAOS KEHDI COM. E IMP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5.628.819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DESPESAS DE PEQUENO VULTO COM AQUISIÇÃO DE MATERIAIS DE CONSUM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2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3 a 04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7/2023</text:p>
          </table:table-cell>
          <table:covered-table-cell/>
          <table:table-cell office:value-type="string" table:number-columns-spanned="8" table:number-rows-spanned="1" table:style-name="ce22">
            <text:p>J P PRESTAÇÃO DE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066.78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LOCAÇÃO DE CAÇAMBA PARA RETIRADA DE RESÍDUO DE JARDIN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URICIO VIEIRA RAMOS - CPF: 055.187.306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3 a 16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7/2023</text:p>
          </table:table-cell>
          <table:covered-table-cell/>
          <table:table-cell office:value-type="string" table:number-columns-spanned="8" table:number-rows-spanned="1" table:style-name="ce22">
            <text:p>HIGOR JOSE ROCHA MARINS</text:p>
          </table:table-cell>
          <table:covered-table-cell table:number-columns-repeated="7"/>
          <table:table-cell office:value-type="string" table:number-columns-spanned="3" table:number-rows-spanned="1" table:style-name="ce21">
            <text:p>023.480.406-89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AÇÃO DE VAZAMENTO EM CAIXA D'ÁGUA COM TROCA DE TUBULAÇÃO HIDRÁUL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9,7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OTAVIO DA SILVA HORTA - CPF: 003.363.746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3 a 03/08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7/2023</text:p>
          </table:table-cell>
          <table:covered-table-cell/>
          <table:table-cell office:value-type="string" table:number-columns-spanned="8" table:number-rows-spanned="1" table:style-name="ce22">
            <text:p>MARIA EMILIA RIEVRS RAIMUNDO</text:p>
          </table:table-cell>
          <table:covered-table-cell table:number-columns-repeated="7"/>
          <table:table-cell office:value-type="string" table:number-columns-spanned="3" table:number-rows-spanned="1" table:style-name="ce21">
            <text:p>34.537.321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MÃO DE OBRA REFERENTE À MANUTENÇÃO DE 01 INTERFONE, NO LOC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3 a 16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7/2023</text:p>
          </table:table-cell>
          <table:covered-table-cell/>
          <table:table-cell office:value-type="string" table:number-columns-spanned="8" table:number-rows-spanned="1" table:style-name="ce22">
            <text:p>CHAVEIRO INOV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230.39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E CHAVES, PELO SESOT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7/2023</text:p>
          </table:table-cell>
          <table:covered-table-cell/>
          <table:table-cell office:value-type="string" table:number-columns-spanned="8" table:number-rows-spanned="1" table:style-name="ce22">
            <text:p>HOZANA MARIA TEIXEIRA MARQUES LIR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1.524.633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LAPIS PARA PINTURA DE MÓV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7/2023</text:p>
          </table:table-cell>
          <table:covered-table-cell/>
          <table:table-cell office:value-type="string" table:number-columns-spanned="8" table:number-rows-spanned="1" table:style-name="ce22">
            <text:p>NSG COMERCIO DE PURIFICADORES ÁGUA</text:p>
          </table:table-cell>
          <table:covered-table-cell table:number-columns-repeated="7"/>
          <table:table-cell office:value-type="string" table:number-columns-spanned="3" table:number-rows-spanned="1" table:style-name="ce21">
            <text:p>12.441.326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REFIL PARA UTILIZAÇÃO NOS PRURIFICADORES DE ÁGUA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6/2023 a 04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3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7/2023</text:p>
          </table:table-cell>
          <table:covered-table-cell/>
          <table:table-cell office:value-type="string" table:number-columns-spanned="8" table:number-rows-spanned="1" table:style-name="ce22">
            <text:p>DELTA EDITORA E SERVIÇOS GRÁFICO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748.155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DESIVO PARA IDENTIFICAR O NOME DA PROCURADORA NA PLACA QUE FICA FIXADA NA PORTA DE SEU GABINE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7/08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40" table:style-name="ro4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8-07T23:51:04Z</meta:creation-date>
    <dc:date>2023-08-07T23:51:04Z</dc:date>
  </office:meta>
</office:document-meta>
</file>